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9008in"/>
    </style:style>
    <style:style style:name="co2" style:family="table-column">
      <style:table-column-properties fo:break-before="auto" style:column-width="6.6626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5.42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verzicht-stof-toetsweek-I-vwo-4-5-6-2024-1-(vwo 6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eerstof toetsweek I <text:s/>- V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e ja/nee</text:p>
          </table:table-cell>
          <table:table-cell office:value-type="string" calcext:value-type="string">
            <text:p>assesment</text:p>
          </table:table-cell>
        </table:table-row>
        <table:table-row table:style-name="ro1">
          <table:table-cell office:value-type="string" calcext:value-type="string">
            <text:p>vak</text:p>
          </table:table-cell>
          <table:table-cell office:value-type="string" calcext:value-type="string">
            <text:p>omschrijv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erlands</text:p>
          </table:table-cell>
          <table:table-cell office:value-type="string" calcext:value-type="string">
            <text:p>Toets spelling, werkwoordspelling en formuleren. Er staan drie boekjes met theorie, opdrachten en verwijzingen naar meer oefeningen en filmpjes in SOM.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office:value-type="string" calcext:value-type="string">
            <text:p>wiskunde B</text:p>
          </table:table-cell>
          <table:table-cell office:value-type="string" calcext:value-type="string">
            <text:p>Limieten en goniometrie H8, 12, 13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ff samenvattingentje</text:p>
          </table:table-cell>
        </table:table-row>
        <table:table-row table:style-name="ro1">
          <table:table-cell office:value-type="string" calcext:value-type="string">
            <text:p>scheikunde</text:p>
          </table:table-cell>
          <table:table-cell office:value-type="string" calcext:value-type="string">
            <text:p>organische chemie (hs 2,3,6,12,13,16,17.3)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oet wel ff naar kijken want is veel, check schrift voor wat niet snap ik wil oefentoe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/00/0000</text:date>, <text:time style:data-style-name="N2" text:time-value="01:30:33.2068508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3T02:09:23.651192925</dc:date>
    <meta:editing-duration>PT41M31S</meta:editing-duration>
    <meta:editing-cycles>2</meta:editing-cycles>
    <meta:generator>LibreOffice/24.8.2.1$Linux_X86_64 LibreOffice_project/480$Build-1</meta:generator>
    <meta:document-statistic meta:table-count="1" meta:cell-count="17" meta:object-count="0"/>
  </office:meta>
</office:document-meta>
</file>